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Calc/dialog-lb.xml"/>
  <manifest:file-entry manifest:media-type="" manifest:full-path="Dialogs/Calc/"/>
  <manifest:file-entry manifest:media-type="text/xml" manifest:full-path="Dialogs/Standard/dialog-lb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text/xml" manifest:full-path="Basic/Calc/SheetSort.xml"/>
  <manifest:file-entry manifest:media-type="text/xml" manifest:full-path="Basic/Calc/script-lb.xml"/>
  <manifest:file-entry manifest:media-type="" manifest:full-path="Basic/Calc/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>
      <script:event-listener script:language="ooo:script" script:event-name="office:start-app" xlink:href=""/>
      <script:event-listener script:language="ooo:script" script:event-name="office:close-app" xlink:href=""/>
      <script:event-listener script:language="ooo:script" script:event-name="office:new" xlink:href=""/>
      <script:event-listener script:language="ooo:script" script:event-name="dom:load" xlink:href=""/>
      <script:event-listener script:language="ooo:script" script:event-name="office:save-as" xlink:href=""/>
      <script:event-listener script:language="ooo:script" script:event-name="office:save-as-done" xlink:href=""/>
      <script:event-listener script:language="ooo:script" script:event-name="office:save" xlink:href=""/>
      <script:event-listener script:language="ooo:script" script:event-name="office:save-done" xlink:href=""/>
      <script:event-listener script:language="ooo:script" script:event-name="office:prepare-unload" xlink:href=""/>
      <script:event-listener script:language="ooo:script" script:event-name="dom:unload" xlink:href=""/>
      <script:event-listener script:language="ooo:script" script:event-name="dom:DOMFocusIn" xlink:href=""/>
      <script:event-listener script:language="ooo:script" script:event-name="dom:DOMFocusOut" xlink:href=""/>
      <script:event-listener script:language="ooo:script" script:event-name="office:print" xlink:href=""/>
      <script:event-listener script:language="ooo:script" script:event-name="office:modify-changed" xlink:href=""/>
      <script:event-listener script:language="ooo:script" script:event-name="office:copy-to" xlink:href=""/>
      <script:event-listener script:language="ooo:script" script:event-name="office:copy-to-done" xlink:href=""/>
      <script:event-listener script:language="ooo:script" script:event-name="office:view-created" xlink:href=""/>
      <script:event-listener script:language="ooo:script" script:event-name="office:prepare-view-closing" xlink:href=""/>
      <script:event-listener script:language="ooo:script" script:event-name="office:view-close" xlink:href=""/>
      <script:event-listener script:language="ooo:script" script:event-name="office:visarea-changed" xlink:href=""/>
      <script:event-listener script:language="ooo:script" script:event-name="office:load-finished" xlink:href=""/>
    </office:event-listeners>
  </office:scripts>
  <office:font-face-decls>
    <style:font-face style:name="Courier" svg:font-family="Courier" style:font-adornments="Standard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22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/>
  </office:automatic-styles>
  <office:body>
    <office:spreadsheet>
      <table:calculation-settings table:search-criteria-must-apply-to-whole-cell="false" table:automatic-find-labels="false"/>
      <table:content-validations>
        <table:content-validation table:name="val1" table:condition="oooc:cell-content-is-in-list(INDEX(list;1))" table:allow-empty-cell="false" table:display-list="unsorted" table:base-cell-address="Sheet1.F15">
          <table:help-message table:title="Macro SheetSort Demo" table:display="true">
            <text:p>Pick a column label to sort by</text:p>
          </table:help-message>
          <table:error-message table:message-type="stop" table:display="true"/>
        </table:content-validation>
        <table:content-validation table:name="val2" table:condition="oooc:cell-content-is-whole-number() and cell-content-is-between(0,1)" table:allow-empty-cell="true" table:base-cell-address="Sheet1.G16">
          <table:help-message table:title="Macro SheetSort Demo" table:display="true">
            <text:p>Input 1 for descending sort order.</text:p>
          </table:help-message>
          <table:error-message table:message-type="stop" table:display="true"/>
        </table:content-validation>
        <table:content-validation table:name="val3" table:condition="oooc:cell-content-is-in-list(&quot;document&quot;;&quot;application&quot;)" table:allow-empty-cell="false" table:display-list="unsorted" table:base-cell-address="Sheet1.I7">
          <table:error-message table:message-type="stop" table:display="true"/>
        </table:content-validation>
        <table:content-validation table:name="val4" table:condition="oooc:cell-content-is-whole-number() and cell-content()&gt;=0" table:allow-empty-cell="true" table:base-cell-address="Sheet1.I10">
          <table:error-message table:message-type="stop" table:display="true"/>
        </table:content-validation>
        <table:content-validation table:name="val5" table:condition="oooc:cell-content-is-in-list(&quot;0&quot;;&quot;1&quot;)" table:allow-empty-cell="true" table:display-list="unsorted" table:base-cell-address="Sheet1.I10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number-columns-repeated="10" table:default-cell-style-name="Default"/>
        <table:table-row table:style-name="ro1">
          <table:table-cell table:style-name="Button" table:formula="oooc:=HYPERLINK([.$H$3]&amp;[.$H$4]&amp;[.$H$5]&amp;[.$H$6]&amp;[.$H$7]&amp;[.$I$7]&amp;[.$H$8]&amp;[.$I$8]&amp;[.$H$9]&amp;[.$I$9]&amp;[.$H$10]&amp;COLUMN()-1;&quot;Ascending&quot;)&amp;T(STYLE(&quot;Button&quot;))" office:value-type="string" office:string-value="Ascending">
            <text:p>Ascending</text:p>
          </table:table-cell>
          <table:table-cell table:style-name="Button" table:formula="oooc:=HYPERLINK([.$H$3]&amp;[.$H$4]&amp;[.$H$5]&amp;[.$H$6]&amp;[.$H$7]&amp;[.$I$7]&amp;[.$H$8]&amp;[.$I$8]&amp;[.$H$9]&amp;[.$I$9]&amp;[.$H$10]&amp;COLUMN()-1;&quot;Ascending&quot;)&amp;T(STYLE(&quot;Button&quot;))" office:value-type="string" office:string-value="Ascending">
            <text:p>Ascending</text:p>
          </table:table-cell>
          <table:table-cell table:number-columns-repeated="3"/>
          <table:table-cell table:style-name="JoinedEN" office:value-type="string" table:number-columns-spanned="3" table:number-rows-spanned="2">
            <text:p>URL elements to call the macro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Button" table:formula="oooc:=HYPERLINK([.$H$3]&amp;[.$H$4]&amp;[.$H$5]&amp;[.$H$6]&amp;[.$H$7]&amp;[.$I$7]&amp;[.$H$8]&amp;[.$I$8]&amp;[.$H$9]&amp;[.$I$9]&amp;[.$H$10]&amp;COLUMN()-1&amp;[.$H$11]&amp;&quot;1&quot;;&quot;Descending&quot;)&amp;T(STYLE(&quot;Button&quot;))" office:value-type="string" office:string-value="Descending">
            <text:p>Descending</text:p>
          </table:table-cell>
          <table:table-cell table:style-name="Button" table:formula="oooc:=HYPERLINK([.$H$3]&amp;[.$H$4]&amp;[.$H$5]&amp;[.$H$6]&amp;[.$H$7]&amp;[.$I$7]&amp;[.$H$8]&amp;[.$I$8]&amp;[.$H$9]&amp;[.$I$9]&amp;[.$H$10]&amp;COLUMN()-1&amp;[.$H$11]&amp;&quot;1&quot;;&quot;Descending&quot;)&amp;T(STYLE(&quot;Button&quot;))" office:value-type="string" office:string-value="Descending">
            <text:p>Descending</text:p>
          </table:table-cell>
          <table:table-cell table:number-columns-repeated="3"/>
          <table:covered-table-cell table:number-columns-repeated="3"/>
          <table:table-cell table:number-columns-repeated="2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value</text:p>
          </table:table-cell>
          <table:table-cell table:number-columns-repeated="3"/>
          <table:table-cell table:style-name="JoinedEN" office:value-type="string" table:number-columns-spanned="1" table:number-rows-spanned="6">
            <text:p>required to locate the macro</text:p>
          </table:table-cell>
          <table:table-cell office:value-type="string">
            <text:p>protocol</text:p>
          </table:table-cell>
          <table:table-cell office:value-type="string">
            <text:p>vnd.sun.star.script:</text:p>
          </table:table-cell>
          <table:table-cell table:number-columns-repeated="2"/>
        </table:table-row>
        <table:table-row table:style-name="ro2">
          <table:table-cell office:value-type="string">
            <text:p>anatole</text:p>
          </table:table-cell>
          <table:table-cell office:value-type="float" office:value="12">
            <text:p>12</text:p>
          </table:table-cell>
          <table:table-cell table:number-columns-repeated="3"/>
          <table:covered-table-cell/>
          <table:table-cell office:value-type="string">
            <text:p>library</text:p>
          </table:table-cell>
          <table:table-cell office:value-type="string">
            <text:p>Calc.</text:p>
          </table:table-cell>
          <table:table-cell table:number-columns-repeated="2"/>
        </table:table-row>
        <table:table-row table:style-name="ro2">
          <table:table-cell office:value-type="string">
            <text:p>antoine</text:p>
          </table:table-cell>
          <table:table-cell office:value-type="float" office:value="213">
            <text:p>213</text:p>
          </table:table-cell>
          <table:table-cell table:number-columns-repeated="3"/>
          <table:covered-table-cell/>
          <table:table-cell office:value-type="string">
            <text:p>module</text:p>
          </table:table-cell>
          <table:table-cell office:value-type="string">
            <text:p>SheetSort.</text:p>
          </table:table-cell>
          <table:table-cell table:number-columns-repeated="2"/>
        </table:table-row>
        <table:table-row table:style-name="ro2">
          <table:table-cell office:value-type="string">
            <text:p>antonette</text:p>
          </table:table-cell>
          <table:table-cell office:value-type="float" office:value="52">
            <text:p>52</text:p>
          </table:table-cell>
          <table:table-cell table:number-columns-repeated="3"/>
          <table:covered-table-cell/>
          <table:table-cell office:value-type="string">
            <text:p>routine</text:p>
          </table:table-cell>
          <table:table-cell office:value-type="string">
            <text:p>sortByURL</text:p>
          </table:table-cell>
          <table:table-cell table:number-columns-repeated="2"/>
        </table:table-row>
        <table:table-row table:style-name="ro2">
          <table:table-cell office:value-type="string">
            <text:p>isabelle</text:p>
          </table:table-cell>
          <table:table-cell office:value-type="float" office:value="21">
            <text:p>21</text:p>
          </table:table-cell>
          <table:table-cell table:number-columns-repeated="3"/>
          <table:covered-table-cell/>
          <table:table-cell/>
          <table:table-cell office:value-type="string">
            <text:p>?location=</text:p>
          </table:table-cell>
          <table:table-cell table:content-validation-name="val3" office:value-type="string">
            <text:p>document</text:p>
          </table:table-cell>
          <table:table-cell office:value-type="string">
            <text:p>for Basic: document | application</text:p>
          </table:table-cell>
        </table:table-row>
        <table:table-row table:style-name="ro2">
          <table:table-cell office:value-type="string">
            <text:p>isidore</text:p>
          </table:table-cell>
          <table:table-cell office:value-type="float" office:value="321">
            <text:p>321</text:p>
          </table:table-cell>
          <table:table-cell table:number-columns-repeated="3"/>
          <table:covered-table-cell/>
          <table:table-cell/>
          <table:table-cell office:value-type="string">
            <text:p>&amp;language=</text:p>
          </table:table-cell>
          <table:table-cell office:value-type="string">
            <text:p>Basic</text:p>
          </table:table-cell>
          <table:table-cell/>
        </table:table-row>
        <table:table-row table:style-name="ro2">
          <table:table-cell office:value-type="string">
            <text:p>philou</text:p>
          </table:table-cell>
          <table:table-cell office:value-type="float" office:value="123">
            <text:p>123</text:p>
          </table:table-cell>
          <table:table-cell table:number-columns-repeated="3"/>
          <table:table-cell table:style-name="JoinedEN" office:value-type="string" table:number-columns-spanned="1" table:number-rows-spanned="3">
            <text:p>evaluated by macro</text:p>
          </table:table-cell>
          <table:table-cell/>
          <table:table-cell office:value-type="string">
            <text:p>&amp;dbRange=</text:p>
          </table:table-cell>
          <table:table-cell office:value-type="string">
            <text:p>List</text:p>
          </table:table-cell>
          <table:table-cell office:value-type="string">
            <text:p>mandatory: name of database range to be sorted</text:p>
          </table:table-cell>
        </table:table-row>
        <table:table-row table:style-name="ro2">
          <table:table-cell office:value-type="string">
            <text:p>zaza</text:p>
          </table:table-cell>
          <table:table-cell office:value-type="float" office:value="424">
            <text:p>424</text:p>
          </table:table-cell>
          <table:table-cell table:number-columns-repeated="3"/>
          <table:covered-table-cell/>
          <table:table-cell/>
          <table:table-cell office:value-type="string">
            <text:p>&amp;SortField=</text:p>
          </table:table-cell>
          <table:table-cell table:content-validation-name="val4"/>
          <table:table-cell office:value-type="string">
            <text:p>0 to columns count-1 (default=0)</text:p>
          </table:table-cell>
        </table:table-row>
        <table:table-row table:style-name="ro2">
          <table:table-cell table:number-columns-repeated="5"/>
          <table:covered-table-cell/>
          <table:table-cell/>
          <table:table-cell office:value-type="string">
            <text:p>&amp;Descending=</text:p>
          </table:table-cell>
          <table:table-cell table:content-validation-name="val5" office:value-type="float" office:value="0">
            <text:p>0</text:p>
          </table:table-cell>
          <table:table-cell office:value-type="string">
            <text:p>onvertable to boolean, preferably language independant 0 | 1 (default=0 for ascending)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>
            <text:p>Alternative way to call: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Field:</text:p>
          </table:table-cell>
          <table:table-cell table:content-validation-name="val1" office:value-type="string">
            <text:p>name</text:p>
          </table:table-cell>
          <table:table-cell/>
          <table:table-cell table:formula="oooc:=N(MATCH([.$G$15];INDEX(list;1);0))-1" office:value-type="float" office:value="0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Descending:</text:p>
          </table:table-cell>
          <table:table-cell table:style-name="ce2" table:content-validation-name="val2" office:value-type="float" office:value="0">
            <text:p>0</text:p>
          </table:table-cell>
          <table:table-cell/>
          <table:table-cell table:formula="oooc:=N([.$G$16]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table:style-name="Button" table:formula="oooc:=HYPERLINK([.$H$3]&amp;[.$H$4]&amp;[.$H$5]&amp;[.$H$6]&amp;[.$H$7]&amp;[.$I$7]&amp;[.$H$8]&amp;[.$I$8]&amp;[.$H$9]&amp;[.$I$9]&amp;[.$H$10]&amp;[.$I$15]&amp;[.$H$11]&amp;[.$I$16];&quot;Sort&quot;)&amp;T(STYLE(&quot;Button&quot;))" office:value-type="string" office:string-value="Sort">
            <text:p>Sort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shSep" table:base-cell-address="$Sheet1.$A$1" table:expression="MID(ADDRESS(1;1;1;&quot;Foo&quot;);4;1)"/>
        <table:named-expression table:name="cFilename" table:base-cell-address="$Sheet1.$A$1" table:expression="CELL(&quot;FILENAME&quot;)"/>
        <table:named-expression table:name="ThisSheet" table:base-cell-address="$Sheet1.$A$1" table:expression="MID(cFilename;FIND(&quot;#$&quot;;cFilename)+2;LEN(cFilename))"/>
        <table:named-expression table:name="FileURL" table:base-cell-address="$Sheet1.$A$1" table:expression="MID(cFilename;2;SEARCH(&quot;'#&quot;;cFilename)-2)"/>
        <table:named-expression table:name="FileURLPath" table:base-cell-address="$Sheet1.$A$1" table:expression="MID(cFilename;2;SEARCH(&quot;/[^/]+'#&quot;;cFilename)-1)"/>
      </table:named-expressions>
      <table:database-ranges>
        <table:database-range table:name="list" table:target-range-address="Sheet1.A3:Sheet1.B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adornments="Standard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date-style style:name="N108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number-style style:name="N15000" number:language="en" number:country="US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  </number:text>
    </number:number-style>
    <number:number-style style:name="N113">
      <number:text>-</number:text>
      <number:number number:decimal-places="0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  </number:text>
    </number:number-style>
    <number:number-style style:name="N116">
      <number:text>-</number:text>
      <number:number number:decimal-places="2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number-style style:name="N119">
      <number:scientific-number number:decimal-places="1" number:min-integer-digits="1" number:min-exponent-digits="1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">
      <number:number number:decimal-places="2" number:min-integer-digits="1" number:grouping="true"/>
      <number:text> €</number:text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integer-digits="1" number:grouping="true"/>
      <number:text>    </number:text>
    </number:number-style>
    <number:number-style style:name="N133P1" style:volatile="true">
      <number:text>-</number:text>
      <number:number number:decimal-places="0" number:min-integer-digits="1" number:grouping="true"/>
      <number:text>    </number:text>
    </number:number-style>
    <number:number-style style:name="N133P2" style:volatile="true">
      <number:text> -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integer-digits="1" number:grouping="true"/>
      <number:text> € </number:text>
    </number:number-style>
    <number:number-style style:name="N137P2" style:volatile="true">
      <number:text> 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0" number:min-integer-digits="6"/>
    </number:number-style>
    <number:number-style style:name="N143">
      <number:text>Edit Time</number:text>
    </number:number-style>
    <number:currency-style style:name="N145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45">
      <style:text-properties fo:color="#00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47">
      <style:text-properties fo:color="#00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49">
      <style:text-properties fo:color="#00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4">
      <style:text-properties fo:color="#00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5">
      <style:text-properties fo:color="#00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57">
      <style:text-properties fo:color="#00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57P0"/>
    </number:currency-style>
    <number:currency-style style:name="N15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8">
      <style:text-properties fo:color="#00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8P0"/>
    </number:currency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">
      <number:text>-</number:text>
      <number:number number:decimal-places="0" number:min-integer-digits="1" number:grouping="true"/>
      <number:text>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61P0"/>
    </number:number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">
      <number:text>-</number:text>
      <number:number number: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DM</number:text>
    </number:number-style>
    <number:number-style style:name="N166">
      <number:text>-</number:text>
      <number:number number:decimal-places="0" number:min-integer-digits="1" number:grouping="true"/>
      <number:text> DM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DM</number:text>
    </number:number-style>
    <number:number-style style:name="N167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DM</number:text>
    </number:number-style>
    <number:number-style style:name="N169">
      <number:text>-</number:text>
      <number:number number:decimal-places="2" number:min-integer-digits="1" number:grouping="true"/>
      <number:text> DM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DM</number:text>
    </number:number-style>
    <number:number-style style:name="N170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70P0"/>
    </number:number-style>
    <number:number-style style:name="N172P0" style:volatile="true">
      <number:number number:decimal-places="0" number:min-integer-digits="1" number:grouping="true"/>
      <number:text> DM</number:text>
    </number:number-style>
    <number:number-style style:name="N172P1" style:volatile="true">
      <number:text>-</number:text>
      <number:number number:decimal-places="0" number:min-integer-digits="1" number:grouping="true"/>
      <number:text> DM</number:text>
    </number:number-style>
    <number:number-style style:name="N172">
      <number:text>- DM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number number:decimal-places="0" number:min-integer-digits="1" number:grouping="true"/>
      <number:text> </number:text>
    </number:number-style>
    <number:number-style style:name="N174P1" style:volatile="true">
      <number:text>-</number:text>
      <number:number number:decimal-places="0" number:min-integer-digits="1" number:grouping="true"/>
      <number:text> </number:text>
    </number:number-style>
    <number:number-style style:name="N174">
      <number:text>- 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number number:decimal-places="2" number:min-integer-digits="1" number:grouping="true"/>
      <number:text> DM</number:text>
    </number:number-style>
    <number:number-style style:name="N176P1" style:volatile="true">
      <number:text>-</number:text>
      <number:number number:decimal-places="2" number:min-integer-digits="1" number:grouping="true"/>
      <number:text> DM</number:text>
    </number:number-style>
    <number:number-style style:name="N176">
      <number:text>-</number:text>
      <number:number number:decimal-places="0" number:min-integer-digits="0"/>
      <number:text> DM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">
      <number:text>-</number:text>
      <number:number number:decimal-places="0" number:min-integer-digits="0"/>
      <number:text> </number:text>
      <style:map style:condition="value()&gt;0" style:apply-style-name="N178P0"/>
      <style:map style:condition="value()&lt;0" style:apply-style-name="N178P1"/>
    </number:number-style>
    <number:date-style style:name="N179">
      <number:year/>
      <number:text>-</number:text>
      <number:month number:style="long"/>
    </number:date-style>
    <number:currency-style style:name="N180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80"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80P0"/>
    </number:currency-style>
    <number:currency-style style:name="N181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1"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1P0"/>
    </number:currency-style>
    <number:currency-style style:name="N18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82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82P0"/>
    </number:currency-style>
    <number:currency-style style:name="N18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83P0"/>
    </number:currency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4P0"/>
    </number:currency-style>
    <number:currency-style style:name="N18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5P0"/>
    </number:currency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DM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DM</number:text>
    </number:number-style>
    <number:number-style style:name="N18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89P0"/>
    </number:number-style>
    <number:date-style style:name="N190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192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92"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92P0"/>
    </number:currency-style>
    <number:currency-style style:name="N19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94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94P0"/>
    </number:currency-style>
    <number:currency-style style:name="N195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95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95P0"/>
    </number:currency-style>
    <number:currency-style style:name="N196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96P0"/>
    </number:currency-style>
    <number:currency-style style:name="N198P0" style:volatile="true">
      <number:currency-symbol number:language="en" number:country="AU">$</number:currency-symbol>
      <number:number number:decimal-places="2" number:min-integer-digits="1" number:decimal-replacement="--" number:grouping="true"/>
    </number:currency-style>
    <number:currency-style style:name="N198">
      <style:text-properties fo:color="#ff0000"/>
      <number:text>-</number:text>
      <number:currency-symbol number:language="en" number:country="AU">$</number:currency-symbol>
      <number:number number:decimal-places="2" number:min-integer-digits="1" number:decimal-replacement="--" number:grouping="true"/>
      <style:map style:condition="value()&gt;=0" style:apply-style-name="N198P0"/>
    </number:currency-style>
    <number:currency-style style:name="N200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00"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00P0"/>
    </number:currency-style>
    <number:currency-style style:name="N202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02"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02P0"/>
    </number:currency-style>
    <number:currency-style style:name="N203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03">
      <style:text-properties fo:color="#ff0000"/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03P0"/>
    </number:currency-style>
    <number:currency-style style:name="N204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04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04P0"/>
    </number:currency-style>
    <number:currency-style style:name="N206P0" style:volatile="true">
      <number:currency-symbol number:language="ms" number:country="MY">RM</number:currency-symbol>
      <number:number number:decimal-places="2" number:min-integer-digits="1" number:decimal-replacement="--" number:grouping="true"/>
    </number:currency-style>
    <number:currency-style style:name="N206">
      <style:text-properties fo:color="#ff0000"/>
      <number:text>-</number:text>
      <number:currency-symbol number:language="ms" number:country="MY">RM</number:currency-symbol>
      <number:number number:decimal-places="2" number:min-integer-digits="1" number:decimal-replacement="--" number:grouping="true"/>
      <style:map style:condition="value()&gt;=0" style:apply-style-name="N206P0"/>
    </number:currency-style>
    <number:currency-style style:name="N2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8P0"/>
    </number:currency-style>
    <number:date-style style:name="N5108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10107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07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07P0"/>
    </number:currency-style>
    <number:date-style style:name="N20106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25108" number:language="ja" number:country="JP">
      <number:day/>
      <number:text>/</number:text>
      <number:month/>
      <number:text>/</number:text>
      <number:year/>
    </number:date-style>
    <number:date-style style:name="N2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5111" number:language="ja" number:country="JP">
      <number:month/>
      <number:text>月</number:text>
      <number:day/>
      <number:text>日</number:text>
    </number:date-style>
    <number:date-style style:name="N2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er" style:family="table-cell" style:parent-style-name="Default" style:data-style-name="N100">
      <style:table-cell-properties fo:background-color="#800080" style:cell-protect="protected" style:print-content="true" style:text-align-source="fix" style:repeat-content="false" style:vertical-align="middle"/>
      <style:paragraph-properties fo:text-align="center"/>
      <style:text-properties fo:color="#e6ff00" style:font-name="Arial" fo:font-size="11pt" fo:font-style="italic" fo:font-weight="bold" style:font-style-asian="italic" style:font-style-complex="italic"/>
    </style:style>
    <style:style style:name="Text" style:family="table-cell" style:parent-style-name="Default" style:data-style-name="N100">
      <style:table-cell-properties fo:background-color="#ccffff"/>
      <style:text-properties fo:language="zxx" fo:country="none"/>
    </style:style>
    <style:style style:name="CurrEUR" style:family="table-cell" style:parent-style-name="Default" style:data-style-name="N5107">
      <style:table-cell-properties fo:background-color="#ffcc99"/>
    </style:style>
    <style:style style:name="ISODate" style:family="table-cell" style:parent-style-name="Default" style:data-style-name="N84">
      <style:table-cell-properties fo:background-color="#ffff99"/>
      <style:text-properties style:font-name="Courier"/>
    </style:style>
    <style:style style:name="Error" style:family="table-cell" style:parent-style-name="Default">
      <style:table-cell-properties fo:background-color="#ff3366"/>
      <style:text-properties fo:color="#e6ff00" style:text-line-through-style="solid" fo:language="zxx" fo:country="none"/>
    </style:style>
    <style:style style:name="ISODate_2b_" style:display-name="ISODate+" style:family="table-cell" style:parent-style-name="ISODate" style:data-style-name="N108"/>
    <style:style style:name="ISODateTime" style:family="table-cell" style:parent-style-name="ISODate" style:data-style-name="N109"/>
    <style:style style:name="JoinedDE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Button" style:family="table-cell" style:parent-style-name="Default">
      <style:table-cell-properties fo:background-color="#c0c0c0" style:text-align-source="fix" style:repeat-content="false" fo:border="0.035cm solid #000000" style:shadow="#808080 0.099cm 0.099cm" style:vertical-align="middle"/>
      <style:paragraph-properties fo:text-align="center"/>
      <style:text-properties fo:font-size="11pt" fo:language="en" fo:country="GB" fo:font-weight="bold"/>
    </style:style>
    <style:style style:name="JoinedEN" style:family="table-cell" style:parent-style-name="JoinedDE">
      <style:text-properties fo:language="en" fo:country="GB"/>
    </style:style>
    <style:style style:name="myFixedFont" style:family="table-cell" style:parent-style-name="Default">
      <style:text-properties style:font-name="Courier"/>
    </style:style>
    <style:style style:name="RGB_5f_FF0080" style:display-name="RGB_FF0080" style:family="table-cell" style:parent-style-name="Default">
      <style:table-cell-properties fo:background-color="#ff0080"/>
    </style:style>
    <style:style style:name="RGB_5f_FF00FF" style:display-name="RGB_FF00FF" style:family="table-cell" style:parent-style-name="Default">
      <style:table-cell-properties fo:background-color="#ff00ff"/>
    </style:style>
    <style:style style:name="RGB_5f_00FFFF" style:display-name="RGB_00FFFF" style:family="table-cell" style:parent-style-name="Default">
      <style:table-cell-properties fo:background-color="#00ffff"/>
    </style:style>
    <style:style style:name="RGB_5f_0000FF" style:display-name="RGB_0000FF" style:family="table-cell" style:parent-style-name="Default">
      <style:table-cell-properties fo:background-color="#0000ff"/>
    </style:style>
    <style:style style:name="RGB_5f_00807F" style:display-name="RGB_00807F" style:family="table-cell" style:parent-style-name="Default">
      <style:table-cell-properties fo:background-color="#00807f"/>
    </style:style>
    <style:style style:name="RGB_5f_807F00" style:display-name="RGB_807F00" style:family="table-cell" style:parent-style-name="Default">
      <style:table-cell-properties fo:background-color="#807f00"/>
    </style:style>
    <style:style style:name="RGB_5f_FFFF00" style:display-name="RGB_FFFF00" style:family="table-cell" style:parent-style-name="Default">
      <style:table-cell-properties fo:background-color="#ffff00"/>
    </style:style>
    <style:style style:name="RGB_5f_00FF80" style:display-name="RGB_00FF80" style:family="table-cell" style:parent-style-name="Default">
      <style:table-cell-properties fo:background-color="#00ff80"/>
    </style:style>
    <style:style style:name="RGB_5f_00FF00" style:display-name="RGB_00FF00" style:family="table-cell" style:parent-style-name="Default">
      <style:table-cell-properties fo:background-color="#00ff00"/>
    </style:style>
    <style:style style:name="RGB_5f_FF7F80" style:display-name="RGB_FF7F80" style:family="table-cell" style:parent-style-name="Default">
      <style:table-cell-properties fo:background-color="#ff7f80"/>
    </style:style>
    <style:style style:name="Button_5f_inactive" style:display-name="Button_inactive" style:family="table-cell" style:parent-style-name="Button">
      <style:table-cell-properties fo:background-color="#e6e6e6" style:text-align-source="fix" style:repeat-content="false" fo:border="0.035cm solid #000000" style:shadow="#808080 0.099cm 0.099cm" style:vertical-align="middle"/>
      <style:paragraph-properties fo:text-align="center"/>
      <style:text-properties fo:color="#c0c0c0" fo:font-size="11pt" fo:language="en" fo:country="GB" fo:font-weight="bold"/>
    </style:style>
    <style:style style:name="Hyperlink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style="italic" style:text-underline-style="solid" style:text-underline-width="auto" style:text-underline-color="font-color" fo:font-weight="bold"/>
    </style:style>
    <style:style style:name="RGB_5f_FF0000" style:display-name="RGB_FF0000" style:family="table-cell" style:parent-style-name="Default">
      <style:table-cell-properties fo:background-color="#ff0000"/>
    </style:style>
    <style:style style:name="en_5f_US" style:display-name="en_US" style:family="table-cell" style:parent-style-name="Default" style:data-style-name="N15000">
      <style:table-cell-properties fo:background-color="#ccccff"/>
      <style:text-properties fo:language="en" fo:country="US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30">30.12.2007</text:date>, <text:time>18:14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myDefault</dc:title>
    <meta:initial-creator>Andreas Säger</meta:initial-creator>
    <meta:creation-date>2007-12-30T12:22:57</meta:creation-date>
    <dc:creator>Andreas Säger</dc:creator>
    <dc:date>2007-12-30T18:14:55</dc:date>
    <meta:editing-cycles>27</meta:editing-cycles>
    <meta:editing-duration>PT4H12M50S</meta:editing-duration>
    <meta:template xlink:type="simple" xlink:actuate="onRequest" xlink:href="../../../.openoffice.org2/user/template/myDefault1.ots" xlink:title="myDefault" meta:date="2007-12-30T12:22:57"/>
    <meta:user-defined meta:name="Info 1"/>
    <meta:user-defined meta:name="Info 2"/>
    <meta:user-defined meta:name="Info 3"/>
    <meta:user-defined meta:name="Info 4"/>
    <meta:document-statistic meta:table-count="3" meta:cell-count="52"/>
  </office:meta>
</office:document-meta>
</file>

<file path=Basic/Calc/SheetSort.xml><?xml version="1.0" encoding="utf-8"?>
<!DOCTYPE module  PUBLIC '-//OpenOffice.org//DTD OfficeDocument 1.0//EN'  'module.dtd'>
<script:module xmlns:script="http://openoffice.org/2000/script" script:name="SheetSort" script:language="StarBasic">REM  *****  BASIC  *****
Option Explicit
REM Change sort descriptor of specified db-range to sort by one single field descending or ascending.
REM All properties on descriptor level (header, locale, include formatting,...) should be set otherwise
REM	 vnd.sun.star.script:Calc.SheetSort.sortByURL?location=document&amp;language=Basic&amp;dbRange=List&amp;SortField=0&amp;Descending=1
REM				protocol:Library.Module.Routine?arg1=value&amp;arg2=value...
REM URL-argument dbRange is mandatory
REM URL-argument language=&lt;application | document&gt;
REM URL-argument SortField=&lt;0 to dbRange.columns.count -1&gt; default=0
REM URL-argument Descending=&lt;0 | 1&gt; default=0
Sub sortByURL(sURL$)
'calls: getArgumentFromURL
Dim sDBRange$, iField%, bDesc as Boolean
Dim oDBR
on error goto fooErr
	sDBRange = getArgumentFromURL(sURL, "dbRange")
	oDBR = thisComponent.DatabaseRanges.getByName(sDBRange)
	' cInt("")=&gt;0 : cBool("")=&gt;False
	iField = cInt(getArgumentFromURL(sURL, "SortField"))
	bDesc = cBool(getArgumentFromURL(sURL, "Descending"))
	
	simpleSort(oDBR, iField, bDesc)
exit sub
fooErr:
	' no such element
	if err = 1 then
		Msgbox "No database range: '"&amp; sDBRange &amp;"'", 16, "macro: sortByURL"
	' type conversion
	elseif err = 13 then
		Msgbox "Could not convert argument in url: "&amp; sURL, 16, "macro: sortByURL"
	else
		Msgbox "Unexpected #"&amp; err &amp;": "&amp; error &amp; ", line "&amp; erl, 16, "macro: sortByURL"
	endif
end sub

Sub simpleSort(oDBR, iField%, bDesc as Boolean)
Dim oField as new com.sun.star.table.TableSortField
Dim oFieldsProp as new com.sun.star.beans.PropertyValue
Dim aSortDescriptor()
	oField.Field = iField
	oField.IsAscending = NOT bDesc

	oFieldsProp.Name = "SortFields"
	' array of c.s.s.table.TableSortField (we set one of max. 3):
	oFieldsProp.Value = Array(oField)
	' array of c.s.s.beans.PropertyValue (we set only one):
	aSortDescriptor() = Array(oFieldsProp)
	oDBR.ReferredCells.sort(aSortDescriptor())
End Sub

REM rather primitive. No url encoding.
Function getArgumentFromURL(sURL$,sName$) as String
on error goto exitErr:
Dim iStart%, i%, l%, sArgs$, a()
   iStart = instr(sURL, "?")
   l = len(sName)
   if (iStart = 0) or (l = 0) then exit function
   ' sArgs behind "?":
   sArgs = mid(sURL, iStart +1)
   a() = split(sArgs, "&amp;")
   for i = 0 to uBound(a())
      ' not case sensitive:
      if instr(1, a(i), sName &amp;"=", 1) = 1 then
         getArgumentFromURL = mid(a(i), l +2)
         exit for
      endif
   next
exitErr:
' return ""
End Function 
</script:module>
</file>

<file path=Basic/Calc/script-lb.xml><?xml version="1.0" encoding="utf-8"?>
<!DOCTYPE library  PUBLIC '-//OpenOffice.org//DTD OfficeDocument 1.0//EN'  'library.dtd'>
<library:library xmlns:library="http://openoffice.org/2000/library" library:name="Calc" library:readonly="false" library:passwordprotected="false">
  <library:element library:name="SheetSor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Calc" library:link="false"/>
</library:libraries>
</file>

<file path=Dialogs/Calc/dialog-lb.xml><?xml version="1.0" encoding="utf-8"?>
<!DOCTYPE library  PUBLIC '-//OpenOffice.org//DTD OfficeDocument 1.0//EN'  'library.dtd'>
<library:library xmlns:library="http://openoffice.org/2000/library" library:name="Calc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Calc" library:link="false"/>
</library:libraries>
</file>